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5b0" officeooo:paragraph-rsid="000b05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19:52:14.004099871</meta:creation-date>
    <dc:date>2023-09-05T19:52:26.894772418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7.2$Linux_X86_64 LibreOffice_project/30$Build-2</meta:generator>
  </office:meta>
</office:document-meta>
</file>